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658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3_10-02-07_000.jpg</text:p>
          </table:table-cell>
          <table:table-cell office:value-type="string">
            <text:p>:m 食べた物</text:p>
          </table:table-cell>
          <table:table-cell/>
          <table:table-cell/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9-01-03_10-03-56_000.png</text:p>
          </table:table-cell>
          <table:table-cell office:value-type="string">
            <text:p>:m 読みたい本 / 『血液の闇』 / 著者=船瀬俊介、内海聡</text:p>
          </table:table-cell>
          <table:table-cell/>
          <table:table-cell/>
          <table:table-cell table:formula="of:=IF([.E3]=&quot;&quot;;[.C3];CONCATENATE([.C3];&quot; / &quot;;[.E3]))" office:value-type="string" office:string-value=":m 読みたい本 / 『血液の闇』 / 著者=船瀬俊介、内海聡">
            <text:p>:m 読みたい本 / 『血液の闇』 / 著者=船瀬俊介、内海聡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9-01-03_11-28-50_000.jpg</text:p>
          </table:table-cell>
          <table:table-cell office:value-type="string">
            <text:p>:diary / diary / 20181206 / (K*C*)</text:p>
          </table:table-cell>
          <table:table-cell/>
          <table:table-cell/>
          <table:table-cell table:formula="of:=IF([.E4]=&quot;&quot;;[.C4];CONCATENATE([.C4];&quot; / &quot;;[.E4]))" office:value-type="string" office:string-value=":diary / diary / 20181206 / (K*C*)">
            <text:p>:diary / diary / 20181206 / (K*C*)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9-01-03_12-34-45_000.jpg</text:p>
          </table:table-cell>
          <table:table-cell office:value-type="string">
            <text:p>:m 1-2*3 RES / 245 / 『相対性理論』　メラー　永田恒夫、伊藤大介、訳 / p.97</text:p>
          </table:table-cell>
          <table:table-cell/>
          <table:table-cell/>
          <table:table-cell table:formula="of:=IF([.E5]=&quot;&quot;;[.C5];CONCATENATE([.C5];&quot; / &quot;;[.E5]))" office:value-type="string" office:string-value=":m 1-2*3 RES / 245 / 『相対性理論』　メラー　永田恒夫、伊藤大介、訳 / p.97">
            <text:p>:m 1-2*3 RES / 245 / 『相対性理論』　メラー　永田恒夫、伊藤大介、訳 / p.97</text:p>
          </table:table-cell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9-01-03_12-34-59_000.jpg</text:p>
          </table:table-cell>
          <table:table-cell office:value-type="string">
            <text:p>:m 3*3 RES / 245 / 『相対性理論』　メラー　永田恒夫、伊藤大介、訳 / p.97</text:p>
          </table:table-cell>
          <table:table-cell/>
          <table:table-cell/>
          <table:table-cell table:formula="of:=IF([.E6]=&quot;&quot;;[.C6];CONCATENATE([.C6];&quot; / &quot;;[.E6]))" office:value-type="string" office:string-value=":m 3*3 RES / 245 / 『相対性理論』　メラー　永田恒夫、伊藤大介、訳 / p.97">
            <text:p>:m 3*3 RES / 245 / 『相対性理論』　メラー　永田恒夫、伊藤大介、訳 / p.97</text:p>
          </table:table-cell>
          <table:table-cell table:number-columns-repeated="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9-01-03_14-31-51_000.jpg</text:p>
          </table:table-cell>
          <table:table-cell office:value-type="string">
            <text:p>:m 食べた物　間食 / おせち</text:p>
          </table:table-cell>
          <table:table-cell/>
          <table:table-cell/>
          <table:table-cell table:formula="of:=IF([.E7]=&quot;&quot;;[.C7];CONCATENATE([.C7];&quot; / &quot;;[.E7]))" office:value-type="string" office:string-value=":m 食べた物　間食 / おせち">
            <text:p>:m 食べた物　間食 / おせち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9-01-03_15-08-25_000.jpg</text:p>
          </table:table-cell>
          <table:table-cell office:value-type="string">
            <text:p>:bookmemo / 読んだ本 / 『自動車の社会的費用』 / 著者=宇沢弘文</text:p>
          </table:table-cell>
          <table:table-cell/>
          <table:table-cell/>
          <table:table-cell table:formula="of:=IF([.E8]=&quot;&quot;;[.C8];CONCATENATE([.C8];&quot; / &quot;;[.E8]))" office:value-type="string" office:string-value=":bookmemo / 読んだ本 / 『自動車の社会的費用』 / 著者=宇沢弘文">
            <text:p>:bookmemo / 読んだ本 / 『自動車の社会的費用』 / 著者=宇沢弘文</text:p>
          </table:table-cell>
          <table:table-cell table:number-columns-repeated="2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9-01-03_16-56-15_000.jpg</text:p>
          </table:table-cell>
          <table:table-cell office:value-type="string">
            <text:p>:m RES 1-2*2 / free# JVEMV6 44#5.1_27 / 44. currency / 5. ea tools / 1. first / memo</text:p>
          </table:table-cell>
          <table:table-cell/>
          <table:table-cell/>
          <table:table-cell table:formula="of:=IF([.E9]=&quot;&quot;;[.C9];CONCATENATE([.C9];&quot; / &quot;;[.E9]))" office:value-type="string" office:string-value=":m RES 1-2*2 / free# JVEMV6 44#5.1_27 / 44. currency / 5. ea tools / 1. first / memo">
            <text:p>:m RES 1-2*2 / free# JVEMV6 44#5.1_27 / 44. currency / 5. ea tools / 1. first / memo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9-01-03_17-18-11_000.jpg</text:p>
          </table:table-cell>
          <table:table-cell office:value-type="string">
            <text:p>:m 食べた物　間食 / ヨーグルト / </text:p>
          </table:table-cell>
          <table:table-cell/>
          <table:table-cell/>
          <table:table-cell table:formula="of:=IF([.E10]=&quot;&quot;;[.C10];CONCATENATE([.C10];&quot; / &quot;;[.E10]))" office:value-type="string" office:string-value=":m 食べた物　間食 / ヨーグルト / ">
            <text:p>:m 食べた物　間食 / ヨーグルト / </text:p>
          </table:table-cell>
          <table:table-cell table:number-columns-repeated="2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9-01-03_18-40-34_000.jpg</text:p>
          </table:table-cell>
          <table:table-cell office:value-type="string">
            <text:p>:m music / log / kb / s.1:free-133,play s.2:rec,free-133,var,R=1 s.3:TR,grip-move,C-C#-D,R=2 s.4:rec,previous,grip-move,D-C-C#,R=3</text:p>
          </table:table-cell>
          <table:table-cell/>
          <table:table-cell/>
          <table:table-cell table:formula="of:=IF([.E11]=&quot;&quot;;[.C11];CONCATENATE([.C11];&quot; / &quot;;[.E11]))" office:value-type="string" office:string-value=":m music / log / kb / s.1:free-133,play s.2:rec,free-133,var,R=1 s.3:TR,grip-move,C-C#-D,R=2 s.4:rec,previous,grip-move,D-C-C#,R=3">
            <text:p>:m music / log / kb / s.1:free-133,play s.2:rec,free-133,var,R=1 s.3:TR,grip-move,C-C#-D,R=2 s.4:rec,previous,grip-move,D-C-C#,R=3</text:p>
          </table:table-cell>
          <table:table-cell office:value-type="string">
            <text:p>)</text:p>
          </table:table-cell>
          <table:table-cell office:value-type="string">
            <text:p>N-35-35-28.64 E-139-34-49.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9-01-03_20-01-46_000.jpg</text:p>
          </table:table-cell>
          <table:table-cell office:value-type="string">
            <text:p>:m 食べた物</text:p>
          </table:table-cell>
          <table:table-cell/>
          <table:table-cell/>
          <table:table-cell table:formula="of:=IF([.E12]=&quot;&quot;;[.C12];CONCATENATE([.C12];&quot; / &quot;;[.E12]))" office:value-type="string" office:string-value=":m 食べた物">
            <text:p>:m 食べた物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9-01-03_22-59-12_000.jpg</text:p>
          </table:table-cell>
          <table:table-cell table:style-name="Default" office:value-type="string">
            <text:p>:m 記録 / 身体 / 右足、かかと / ひび割れ</text:p>
          </table:table-cell>
          <table:table-cell/>
          <table:table-cell/>
          <table:table-cell table:formula="of:=IF([.E13]=&quot;&quot;;[.C13];CONCATENATE([.C13];&quot; / &quot;;[.E13]))" office:value-type="string" office:string-value=":m 記録 / 身体 / 右足、かかと / ひび割れ">
            <text:p>:m 記録 / 身体 / 右足、かかと / ひび割れ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9-01-04_06-26-40_000.jpg</text:p>
          </table:table-cell>
          <table:table-cell table:style-name="Default" office:value-type="string">
            <text:p>:m :PHOTO 起きた時刻 / 20190101</text:p>
          </table:table-cell>
          <table:table-cell/>
          <table:table-cell/>
          <table:table-cell table:formula="of:=IF([.E14]=&quot;&quot;;[.C14];CONCATENATE([.C14];&quot; / &quot;;[.E14]))" office:value-type="string" office:string-value=":m :PHOTO 起きた時刻 / 20190101">
            <text:p>:m :PHOTO 起きた時刻 / 20190101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9-01-04_06-50-48_000.jpg</text:p>
          </table:table-cell>
          <table:table-cell office:value-type="string">
            <text:p>:m 食べた物　間食 / ヨーグルト / </text:p>
          </table:table-cell>
          <table:table-cell/>
          <table:table-cell/>
          <table:table-cell table:formula="of:=IF([.E15]=&quot;&quot;;[.C15];CONCATENATE([.C15];&quot; / &quot;;[.E15]))" office:value-type="string" office:string-value=":m 食べた物　間食 / ヨーグルト / ">
            <text:p>:m 食べた物　間食 / ヨーグルト / 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9-01-04_06-51-32_000.jpg</text:p>
          </table:table-cell>
          <table:table-cell office:value-type="string">
            <text:p>:m :lets / action activity / やること / FX currency</text:p>
          </table:table-cell>
          <table:table-cell/>
          <table:table-cell/>
          <table:table-cell table:formula="of:=IF([.E16]=&quot;&quot;;[.C16];CONCATENATE([.C16];&quot; / &quot;;[.E16]))" office:value-type="string" office:string-value=":m :lets / action activity / やること / FX currency">
            <text:p>:m :lets / action activity / やること / FX currency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9-01-04_06-52-58_000.jpg</text:p>
          </table:table-cell>
          <table:table-cell office:value-type="string">
            <text:p>:diary / diary / 20181206 / (K*C*P*R*)</text:p>
          </table:table-cell>
          <table:table-cell/>
          <table:table-cell/>
          <table:table-cell table:formula="of:=IF([.E17]=&quot;&quot;;[.C17];CONCATENATE([.C17];&quot; / &quot;;[.E17]))" office:value-type="string" office:string-value=":diary / diary / 20181206 / (K*C*P*R*)">
            <text:p>:diary / diary / 20181206 / (K*C*P*R*)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9-01-04_06-53-28_000.jpg</text:p>
          </table:table-cell>
          <table:table-cell table:style-name="Default" office:value-type="string">
            <text:p>:tome / 親が設定した範囲を超えて、進め</text:p>
          </table:table-cell>
          <table:table-cell/>
          <table:table-cell/>
          <table:table-cell table:formula="of:=IF([.E18]=&quot;&quot;;[.C18];CONCATENATE([.C18];&quot; / &quot;;[.E18]))" office:value-type="string" office:string-value=":tome / 親が設定した範囲を超えて、進め">
            <text:p>:tome / 親が設定した範囲を超えて、進め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9-01-04_06-53-40_000.jpg</text:p>
          </table:table-cell>
          <table:table-cell table:style-name="Default" office:value-type="string">
            <text:p>:m 見た夢 </text:p>
          </table:table-cell>
          <table:table-cell/>
          <table:table-cell/>
          <table:table-cell table:formula="of:=IF([.E19]=&quot;&quot;;[.C19];CONCATENATE([.C19];&quot; / &quot;;[.E19]))" office:value-type="string" office:string-value=":m 見た夢 ">
            <text:p>:m 見た夢 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20]=&quot;&quot;;[.C20];CONCATENATE([.C20];&quot; / &quot;;[.E2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21]=&quot;&quot;;[.C21];CONCATENATE([.C21];&quot; / &quot;;[.E2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22]=&quot;&quot;;[.C22];CONCATENATE([.C22];&quot; / &quot;;[.E2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23]=&quot;&quot;;[.C23];CONCATENATE([.C23];&quot; / &quot;;[.E2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/>
          <table:table-cell table:formula="of:=IF([.E24]=&quot;&quot;;[.C24];CONCATENATE([.C24];&quot; / &quot;;[.E2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25]=&quot;&quot;;[.C25];CONCATENATE([.C25];&quot; / &quot;;[.E2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26]=&quot;&quot;;[.C26];CONCATENATE([.C26];&quot; / &quot;;[.E2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27]=&quot;&quot;;[.C27];CONCATENATE([.C27];&quot; / &quot;;[.E2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28]=&quot;&quot;;[.C28];CONCATENATE([.C28];&quot; / &quot;;[.E2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29]=&quot;&quot;;[.C29];CONCATENATE([.C29];&quot; / &quot;;[.E2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30]=&quot;&quot;;[.C30];CONCATENATE([.C30];&quot; / &quot;;[.E3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31]=&quot;&quot;;[.C31];CONCATENATE([.C31];&quot; / &quot;;[.E3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32]=&quot;&quot;;[.C32];CONCATENATE([.C32];&quot; / &quot;;[.E3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33]=&quot;&quot;;[.C33];CONCATENATE([.C33];&quot; / &quot;;[.E3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table:formula="of:=IF([.E34]=&quot;&quot;;[.C34];CONCATENATE([.C34];&quot; / &quot;;[.E34]))" office:value-type="float" office:value="0">
            <text:p>0</text:p>
          </table:table-cell>
          <table:table-cell table:number-columns-repeated="2"/>
        </table:table-row>
        <table:table-row table:style-name="ro8" table:number-rows-repeated="34">
          <table:table-cell table:number-columns-repeated="8"/>
        </table:table-row>
        <table:table-row table:style-name="ro8" table:number-rows-repeated="2">
          <table:table-cell table:number-columns-repeated="4"/>
          <table:table-cell table:style-name="ce4"/>
          <table:table-cell table:number-columns-repeated="3"/>
        </table:table-row>
        <table:table-row table:style-name="ro8" table:number-rows-repeated="3">
          <table:table-cell table:number-columns-repeated="2"/>
          <table:table-cell table:style-name="Default"/>
          <table:table-cell/>
          <table:table-cell table:style-name="ce4"/>
          <table:table-cell table:number-columns-repeated="3"/>
        </table:table-row>
        <table:table-row table:style-name="ro8" table:number-rows-repeated="2">
          <table:table-cell table:number-columns-repeated="4"/>
          <table:table-cell table:style-name="ce4"/>
          <table:table-cell table:number-columns-repeated="3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8" table:number-rows-repeated="18">
          <table:table-cell table:number-columns-repeated="2"/>
          <table:table-cell table:style-name="ce4"/>
          <table:table-cell/>
          <table:table-cell table:style-name="ce4"/>
          <table:table-cell table:style-name="Default"/>
          <table:table-cell table:number-columns-repeated="2"/>
        </table:table-row>
        <table:table-row table:style-name="ro8" table:number-rows-repeated="4">
          <table:table-cell table:number-columns-repeated="2"/>
          <table:table-cell table:style-name="ce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number-columns-repeated="5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Default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Default" office:value-type="float" office:value="19">
            <text:p>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9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/>
          <table:table-cell table:style-name="ce1" office:value-type="string">
            <text:p>-*</text:p>
          </table:table-cell>
          <table:table-cell table:style-name="ce1" table:formula="of:=COUNTIF([.$C$2:.$C19];&quot;-\*&quot;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/>
          <table:table-cell table:style-name="ce1" office:value-type="string">
            <text:p>total</text:p>
          </table:table-cell>
          <table:table-cell table:style-name="ce1" table:formula="of:=COUNTA([.$B$2:.$B19])" office:value-type="float" office:value="18">
            <text:p>1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19];XXX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9];XXX_music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9];[.B196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/>
          <table:table-cell office:value-type="string">
            <text:p>=IF(E2="";C2;CONCATENATE(C2;" / ";E2)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食べた物　間食 / とうふ、こんにゃく、切干、ひじき　魚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記録 / 身体 / 右足、かかと / ひび割れ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9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:PHOTO 起きた時刻 / 2019010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office:value-type="string">
            <text:p>*</text:p>
          </table:table-cell>
          <table:table-cell table:style-name="ce3" office:value-type="string">
            <text:p>:m :PHOTO 寝た時刻 / 2019010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/>
          <table:table-cell office:value-type="string">
            <text:p>:diary / 20181124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/>
          <table:table-cell office:value-type="string">
            <text:p>:diary / notes / 20181130 / (K,C,R,P,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/>
          <table:table-cell office:value-type="string">
            <text:p>:diary / diary / 20181206 / (K,C,P,R,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office:value-type="string">
            <text:p>*</text:p>
          </table:table-cell>
          <table:table-cell table:style-name="ce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tome / 大変なのは、「自己不信」 / (J*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office:value-type="string">
            <text:p>*</text:p>
          </table:table-cell>
          <table:table-cell office:value-type="string">
            <text:p>sakura C:\WORKS_2\WS\WS_Others.Art\JVEMV6\46_art\VIRTUAL\Admin_Projects\libs_admin\cons_ip.py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2019/01/04</text:date>, <text:time>07:20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1-04T07:20:18.21</dc:date>
    <dc:creator>iwabuchi ken</dc:creator>
    <meta:editing-duration>P6DT9H18M56S</meta:editing-duration>
    <meta:editing-cycles>2526</meta:editing-cycles>
    <meta:document-statistic meta:table-count="1" meta:cell-count="181" meta:object-count="0"/>
  </office:meta>
</office:document-meta>
</file>